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37"/>Great Chicken</text:p>
      <text:p text:style-name="Standard"/>
      <text:p text:style-name="Standard">Ingredients:</text:p>
      <text:p text:style-name="Standard"/>
      <text:p text:style-name="Standard">1/2 cup tomato juice or 1 can of diced tomatoes</text:p>
      <text:p text:style-name="Standard">1/2 cup soy sauce</text:p>
      <text:p text:style-name="Standard">1/2 cup brown sugar</text:p>
      <text:p text:style-name="Standard">1/2 cup salad oil</text:p>
      <text:p text:style-name="Standard">3 garlic cloves(minced)</text:p>
      <text:p text:style-name="Standard">3-4 chicken breasts(cut into serving size pieces)</text:p>
      <text:p text:style-name="Standard"/>
      <text:p text:style-name="Standard">Combine all ingredients except chicken in bowl. <text:s/>Place in crockpot. <text:s/>Put chicken in crockpot and pour remaining sauce over chicken.</text:p>
      <text:p text:style-name="Standard">Cook on low 6-8 hours</text:p>
      <text:p text:style-name="Standard">High 3-4 hours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ahoma1" svg:font-family="Tahoma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" fo:font-size="12pt" fo:language="en" fo:country="US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layout-grid-square-mode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7-12-13T19:57:31</meta:creation-date>
    <dc:date>2007-12-13T20:01:50</dc:date>
    <meta:editing-cycles>1</meta:editing-cycles>
    <meta:editing-duration>PT4M1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1" meta:word-count="72" meta:character-count="400"/>
  </office:meta>
</office:document-meta>
</file>